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P1" style:family="paragraph" style:parent-style-name="Standard">
      <style:text-properties officeooo:rsid="0001e6c6" officeooo:paragraph-rsid="0001e6c6"/>
    </style:style>
    <style:style style:name="P2" style:family="paragraph" style:parent-style-name="Standard">
      <style:paragraph-properties fo:text-align="center" style:justify-single-word="false"/>
      <style:text-properties officeooo:rsid="0001e6c6" officeooo:paragraph-rsid="0001e6c6"/>
    </style:style>
    <style:style style:name="P3" style:family="paragraph" style:parent-style-name="Standard">
      <style:paragraph-properties fo:text-align="justify" style:justify-single-word="false"/>
      <style:text-properties officeooo:rsid="0001e6c6" officeooo:paragraph-rsid="0001e6c6"/>
    </style:style>
    <style:style style:name="P4" style:family="paragraph" style:parent-style-name="Standard">
      <style:paragraph-properties fo:text-align="justify" style:justify-single-word="false"/>
      <style:text-properties officeooo:rsid="00093d7b" officeooo:paragraph-rsid="00093d7b"/>
    </style:style>
    <style:style style:name="P5" style:family="paragraph" style:parent-style-name="Standard">
      <style:paragraph-properties fo:text-align="justify" style:justify-single-word="false"/>
      <style:text-properties officeooo:rsid="00093d7b" officeooo:paragraph-rsid="000a171c"/>
    </style:style>
    <style:style style:name="P6" style:family="paragraph" style:parent-style-name="Table_20_Contents">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officeooo:rsid="00093d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drian Szklarski</text:span>: 09.2023</text:p>
      <text:p text:style-name="P1">Contact me: </text:p>
      <text:p text:style-name="P1"><text:span text:style-name="T1">Linkedin:</text:span> <text:a xlink:type="simple" xlink:href="https://www.linkedin.com/in/szklarskiadrian/" text:style-name="Internet_20_link" text:visited-style-name="Visited_20_Internet_20_Link">https://www.linkedin.com/in/szklarskiadrian/</text:a></text:p>
      <text:p text:style-name="P1"><text:span text:style-name="T1">GitHub:</text:span> <text:a xlink:type="simple" xlink:href="https://github.com/AdrianSzklarski" text:style-name="Internet_20_link" text:visited-style-name="Visited_20_Internet_20_Link">https://github.com/AdrianSzklarski</text:a></text:p>
      <text:p text:style-name="P1"/>
      <text:p text:style-name="P1"><text:span text:style-name="T1">Subject:</text:span> Probabilistic models/ <text:span text:style-name="T2">Model probalbilsityczny</text:span></text:p>
      <text:p text:style-name="P1">------------------------------------------------------------------------------------------------------------------------</text:p>
      <text:p text:style-name="P1"/>
      <table:table table:name="Tabela1" table:style-name="Tabela1">
        <table:table-column table:style-name="Tabela1.A" table:number-columns-repeated="2"/>
        <table:table-row>
          <table:table-cell table:style-name="Tabela1.A1" office:value-type="string">
            <text:p text:style-name="P6"><text:span text:style-name="T1">Algorithm analysis:</text:span> is the study of the cost of an algorithm treated as a random variable. When studying an algorithm, one always analyzes the number of steps performed by the algorithm, in other words, the time cost.</text:p>
            <text:p text:style-name="P6"/>
            <text:p text:style-name="P6">The first step of the analysis: the probabilistic space is the set of data accepted by the algorithm, so it is necessary to define these data (precise determination of the probabilistic model) and probability distribution</text:p>
            <text:p text:style-name="P6"/>
            <text:p text:style-name="P6"/>
            <text:p text:style-name="P6"/>
            <text:p text:style-name="P6"><text:span text:style-name="T1">Universality: </text:span>the analysis carried out is based on the data of an algorithm of any size and various data so the cost of operation will depend on this data size and the specific layout of this data.</text:p>
          </table:table-cell>
          <table:table-cell table:style-name="Tabela1.B1" office:value-type="string">
            <text:p text:style-name="P5"><text:span text:style-name="T1">Analiza algorytmów:</text:span> to badanie kosztu algorytmu traktowanego jako zmienna losowa. Podczas badań algorytmu zawsze analizuje się liczbę kroków wykonanych przez algorytm czyli inaczej mówiąc koszt czasowy.</text:p>
            <text:p text:style-name="P5"/>
            <text:p text:style-name="P5"><text:span text:style-name="T1">Pierwszy krok analizy:</text:span> przestrzenią probabilistyczną jest zbiór danych przyjmowanych przez algorytm, zatem koniecznym jest określenie tych danych (precyzyjne ustalenie modelu probabilistycznego) oraz rozkładu prawdopodobieństwa. </text:p>
            <text:p text:style-name="P5"/>
            <text:p text:style-name="P4"><text:span text:style-name="T1">Uniwersalizm: </text:span>Przeprowadzona analiza oparta jest o dane algorytmu dowolnego rozmiaru <text:s text:c="9"/>i różnych danych zatem koszt działania będzie zależał od tego rozmiaru danych i konkretnego układu tych danych. </text:p>
          </table:table-cell>
        </table:table-row>
      </table:table>
      <text:p text:style-name="P4"><text:span text:style-name="T1"/></text:p>
      <text:p text:style-name="P4"><text:span text:style-name="T1"/></text:p>
      <text:p text:style-name="P4"/>
      <text:p text:style-name="P4"/>
      <text:p text:style-name="P4"/>
      <text:p text:style-name="P4"/>
      <text:p text:style-name="P4"/>
      <text:p text:style-name="P4"/>
      <text:p text:style-name="P4"/>
      <text:p text:style-name="P3"/>
      <text:p text:style-name="P1"/>
      <text:p text:style-name="P1"/>
      <text:p text:style-name="P1"/>
      <text:p text:style-name="P1"/>
      <text:p text:style-name="P1"/>
      <text:p text:style-name="P1"/>
      <text:p text:style-name="P1"/>
      <text:p text:style-name="P1"/>
      <text:p text:style-name="P1"/>
      <text:p text:style-name="P2"/>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3:34:07.994716789</meta:creation-date>
    <meta:generator>LibreOffice/7.3.7.2$Linux_X86_64 LibreOffice_project/30$Build-2</meta:generator>
    <dc:date>2023-10-06T23:42:09.841862452</dc:date>
    <meta:editing-duration>PT20M38S</meta:editing-duration>
    <meta:editing-cycles>6</meta:editing-cycles>
    <meta:document-statistic meta:table-count="1" meta:image-count="0" meta:object-count="0" meta:page-count="1" meta:paragraph-count="12" meta:word-count="201" meta:character-count="1579" meta:non-whitespace-character-count="1378"/>
  </office:meta>
</office:document-meta>
</file>